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cccff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.152cm" draw:shadow-offset-y="0.152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="Arrowheads_20_1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family="FreeSans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8" style:family="paragraph"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family="FreeSans" style:font-family-generic="swiss" style:font-pitch="variable"/>
    </style:style>
    <style:style style:name="T1" style:family="text">
      <style:text-properties fo:font-family="FreeSan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FreeSans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ffff" fo:font-family="FreeSans" style:font-family-generic="swiss" style:font-pitch="variable" fo:font-size="10pt" style:font-size-asian="10pt" style:font-size-complex="10pt"/>
    </style:style>
    <style:style style:name="T4" style:family="text">
      <style:text-properties fo:font-family="FreeSans" style:font-family-generic="swiss" style:font-pitch="variable" fo:font-size="9pt" style:font-size-asian="9pt" style:font-size-complex="9pt"/>
    </style:style>
    <style:style style:name="T5" style:family="text"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family="FreeSans" style:font-family-generic="swiss" style:font-pitch="variable" fo:font-size="10pt" style:font-size-asian="10pt" style:font-size-complex="10pt"/>
    </style:style>
    <style:style style:name="T7" style:family="text">
      <style:text-properties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5.5cm" svg:height="5.012cm" svg:x="2.289cm" svg:y="7.157cm">
          <text:p text:style-name="P1"><text:span text:style-name="T1">TIM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0.991cm" svg:x="-7cm" svg:y="5.6cm">
          <text:p text:style-name="P2"><text:span text:style-name="T2">List of recognized </text:span></text:p>
          <text:p text:style-name="P2"><text:span text:style-name="T2">timexes with featur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15cm" svg:height="0.991cm" svg:x="4.428cm" svg:y="9.837cm">
          <text:p text:style-name="P1"><text:span text:style-name="T3">Search rules</text:span></text:p>
          <text:p text:style-name="P1"><text:span text:style-name="T3">by patter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0.7cm" svg:x="8.389cm" svg:y="9.915cm">
          <text:p text:style-name="P1"><text:span text:style-name="T4">Rules La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234cm" svg:height="0.508cm" svg:x="4.42cm" svg:y="10.808cm">
          <text:p text:style-name="P1"><text:span text:style-name="T3">Disambigu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3.496cm" svg:height="0.643cm" svg:x="3.21cm" svg:y="8.239cm">
          <text:p text:style-name="P1"><text:span text:style-name="T3">parse timex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577cm" svg:height="1.1cm" svg:x="0.1cm" svg:y="8.3cm">
          <text:p text:style-name="P1"><text:span text:style-name="T5">Features</text:span></text:p>
          <text:p text:style-name="P1"><text:span text:style-name="T5">+ref_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475cm" svg:height="0.444cm" svg:x="3.326cm" svg:y="9.093cm">
          <text:p text:style-name="P1"><text:span text:style-name="T5">norm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195cm" svg:height="0.444cm" svg:x="5.001cm" svg:y="9.111cm">
          <text:p text:style-name="P1"><text:span text:style-name="T5">patter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" draw:layer="layout" svg:width="1.998cm" svg:height="0.633cm" svg:x="8.398cm" svg:y="8.259cm">
          <text:p text:style-name="P1"><text:span text:style-name="T4">Knw. Lang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8.398cm" svg:y1="8.575cm" svg:x2="6.706cm" svg:y2="8.56cm" draw:start-shape="id1" draw:end-shape="id2" draw:end-glue-point="1" svg:d="m8398 8575h-833v-15h-859">
          <text:p/>
        </draw:connector>
        <draw:frame draw:style-name="gr6" draw:text-style-name="P8" draw:layer="layout" svg:width="2.957cm" svg:height="1.165cm" svg:x="7.889cm" svg:y="7.015cm">
          <draw:text-box>
            <text:p text:style-name="P1"><text:span text:style-name="T6">External SQLite</text:span></text:p>
            <text:p text:style-name="P1"><text:span text:style-name="T6">databases</text:span></text:p>
          </draw:text-box>
        </draw:frame>
        <draw:custom-shape draw:style-name="gr3" draw:text-style-name="P6" draw:layer="layout" svg:width="4cm" svg:height="0.508cm" svg:x="3.089cm" svg:y="11.507cm">
          <text:p text:style-name="P1"><text:span text:style-name="T3">Apply selected rul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488cm" svg:height="0.444cm" svg:x="0.118cm" svg:y="9.648cm">
          <text:p text:style-name="P1"><text:span text:style-name="T5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968cm" svg:height="0.444cm" svg:x="3.021cm" svg:y="12.715cm">
          <text:p text:style-name="P1"><text:span text:style-name="T5">normalized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id="id3" draw:layer="layout" svg:width="6.5cm" svg:height="6.297cm" svg:x="-7cm" svg:y="7.1cm">
          <text:p text:style-name="P9"><text:span text:style-name="T7">TIMEN_CONSUMER</text:span></text:p>
          <text:p text:style-name="P9"><text:span text:style-name="T7"/></text:p>
          <text:p text:style-name="P9"><text:span text:style-name="T7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cm" svg:height="2.98cm" svg:x="-4cm" svg:y="8.52cm">
          <text:p text:style-name="P4"><text:span text:style-name="T3">For each timex</text:span></text:p>
          <text:p text:style-name="P4"><text:span text:style-name="T3">call TIM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id="id6" draw:layer="layout" svg:width="1.499cm" svg:height="0.762cm" svg:x="-6.19cm" svg:y="9.801cm">
          <text:p text:style-name="P10"><text:span text:style-name="T3">ref_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4" draw:layer="layout" svg:width="5.894cm" svg:height="0.992cm" svg:x="-6.697cm" svg:y="13.804cm">
          <text:p text:style-name="P2"><text:span text:style-name="T2">List of recognized timexes</text:span></text:p>
          <text:p text:style-name="P2"><text:span text:style-name="T2">with features and normalized value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-3.75cm" svg:y1="13.397cm" svg:x2="-3.75cm" svg:y2="13.804cm" draw:start-shape="id3" draw:start-glue-point="2" draw:end-shape="id4" draw:end-glue-point="0" svg:d="m-3750 13397v407">
          <text:p/>
        </draw:connector>
        <draw:custom-shape draw:style-name="gr7" draw:text-style-name="P6" draw:id="id5" draw:layer="layout" svg:width="3.961cm" svg:height="0.5cm" svg:x="-5.561cm" svg:y="12.6cm">
          <text:p text:style-name="P4"><text:span text:style-name="T3">Save normalized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201cm" svg:x1="-5.561cm" svg:y1="12.85cm" svg:x2="-6.19cm" svg:y2="10.182cm" draw:start-shape="id5" draw:start-glue-point="5" draw:end-shape="id6" svg:d="m-5561 12850h-930v-2668h301">
          <text:p/>
        </draw:connector>
        <draw:line draw:style-name="gr11" draw:text-style-name="P1" draw:layer="layout" svg:x1="-4.9cm" svg:y1="6.6cm" svg:x2="-4.9cm" svg:y2="7.133cm">
          <text:p/>
        </draw:line>
        <draw:custom-shape draw:style-name="gr2" draw:text-style-name="P3" draw:layer="layout" svg:width="2cm" svg:height="0.991cm" svg:x="-2.5cm" svg:y="5.601cm">
          <text:p text:style-name="P2"><text:span text:style-name="T2">Languag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-1.5cm" svg:y1="6.601cm" svg:x2="-1.5cm" svg:y2="7.134cm">
          <text:p/>
        </draw:line>
        <draw:line draw:style-name="gr11" draw:text-style-name="P1" draw:layer="layout" svg:x1="-1.2cm" svg:y1="8.892cm" svg:x2="0.129cm" svg:y2="8.892cm">
          <text:p/>
        </draw:line>
        <draw:line draw:style-name="gr12" draw:text-style-name="P1" draw:layer="layout" svg:x1="-4.791cm" svg:y1="10.191cm" svg:x2="-4cm" svg:y2="10.191cm">
          <text:p/>
        </draw:line>
        <draw:line draw:style-name="gr11" draw:text-style-name="P1" draw:layer="layout" svg:x1="-1.199cm" svg:y1="9.892cm" svg:x2="0.13cm" svg:y2="9.892cm">
          <text:p/>
        </draw:line>
        <draw:line draw:style-name="gr5" draw:text-style-name="P1" draw:layer="layout" svg:x1="8.389cm" svg:y1="10.315cm" svg:x2="6.689cm" svg:y2="10.315cm">
          <text:p/>
        </draw:line>
        <draw:line draw:style-name="gr11" draw:text-style-name="P1" draw:layer="layout" svg:x1="1.602cm" svg:y1="9.892cm" svg:x2="2.289cm" svg:y2="9.874cm">
          <text:p/>
        </draw:line>
        <draw:line draw:style-name="gr13" draw:text-style-name="P1" draw:layer="layout" svg:x1="5.58cm" svg:y1="8.898cm" svg:x2="5.58cm" svg:y2="9.111cm">
          <text:p/>
        </draw:line>
        <draw:line draw:style-name="gr13" draw:text-style-name="P1" draw:layer="layout" svg:x1="3.98cm" svg:y1="8.899cm" svg:x2="3.98cm" svg:y2="9.112cm">
          <text:p/>
        </draw:line>
        <draw:line draw:style-name="gr13" draw:text-style-name="P1" draw:layer="layout" svg:x1="3.969cm" svg:y1="9.537cm" svg:x2="4cm" svg:y2="11.5cm">
          <text:p/>
        </draw:line>
        <draw:line draw:style-name="gr13" draw:text-style-name="P1" draw:layer="layout" svg:x1="5.58cm" svg:y1="9.599cm" svg:x2="5.58cm" svg:y2="9.812cm">
          <text:p/>
        </draw:line>
        <draw:line draw:style-name="gr13" draw:text-style-name="P1" draw:layer="layout" svg:x1="5.58cm" svg:y1="11.3cm" svg:x2="5.58cm" svg:y2="11.513cm">
          <text:p/>
        </draw:line>
        <draw:line draw:style-name="gr11" draw:text-style-name="P1" draw:layer="layout" svg:x1="5cm" svg:y1="12cm" svg:x2="5cm" svg:y2="12.745cm">
          <text:p/>
        </draw:line>
        <draw:line draw:style-name="gr11" draw:text-style-name="P1" draw:layer="layout" svg:x1="1.701cm" svg:y1="8.592cm" svg:x2="3.21cm" svg:y2="8.615cm">
          <text:p/>
        </draw:line>
        <draw:line draw:style-name="gr11" draw:text-style-name="P1" draw:layer="layout" svg:x1="3cm" svg:y1="12.9cm" svg:x2="-1.6cm" svg:y2="12.9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éctor</meta:initial-creator>
    <meta:creation-date>2008-09-30T10:47:48</meta:creation-date>
    <dc:date>2011-10-04T11:19:15</dc:date>
    <meta:editing-cycles>52</meta:editing-cycles>
    <meta:editing-duration>PT36H32M20S</meta:editing-duration>
    <dc:creator>hector 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